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4pt" fo:font-weight="bold" officeooo:rsid="0013969c" officeooo:paragraph-rsid="000878b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type="double" style:text-underline-width="auto" style:text-underline-color="font-color" fo:font-weight="bold" officeooo:rsid="0013969c" officeooo:paragraph-rsid="000878b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090060" officeooo:paragraph-rsid="0009006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style:text-underline-style="none" fo:font-weight="bold" officeooo:rsid="00096dfc" officeooo:paragraph-rsid="00096df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696a28" officeooo:paragraph-rsid="00696a2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90060" officeooo:paragraph-rsid="0009006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ac598" officeooo:paragraph-rsid="000ac59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aad" style:font-name="Ubuntu" fo:font-size="14pt" style:text-underline-style="none" fo:font-weight="normal" officeooo:rsid="000ac598" officeooo:paragraph-rsid="000ac59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043b3" officeooo:paragraph-rsid="001043b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23821" officeooo:paragraph-rsid="0012382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41403" officeooo:paragraph-rsid="0014140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41403" officeooo:paragraph-rsid="00402a1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41403" officeooo:paragraph-rsid="0041805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458a9" officeooo:paragraph-rsid="001458a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5e91b" officeooo:paragraph-rsid="0015e91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7477f" officeooo:paragraph-rsid="0017477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909fa" officeooo:paragraph-rsid="001909f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93af8" officeooo:paragraph-rsid="00193af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a6a06" officeooo:paragraph-rsid="001a6a0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c3106" officeooo:paragraph-rsid="001c310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dfbec" officeooo:paragraph-rsid="001dfbe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e02be" officeooo:paragraph-rsid="001e02b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ebe57" officeooo:paragraph-rsid="001ebe5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5f55c" officeooo:paragraph-rsid="0025f55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7cac8" officeooo:paragraph-rsid="0027cac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9abad" officeooo:paragraph-rsid="0029aba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9adb0" officeooo:paragraph-rsid="0029adb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ad8dd" officeooo:paragraph-rsid="002ad8d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ad8dd" officeooo:paragraph-rsid="002b1ab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b1ab7" officeooo:paragraph-rsid="002b1ab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b4183" officeooo:paragraph-rsid="002b418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eae4e" officeooo:paragraph-rsid="002eae4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1c34d" officeooo:paragraph-rsid="0031c34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1faee" officeooo:paragraph-rsid="0031fae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2dd7b" officeooo:paragraph-rsid="0032dd7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3e711" officeooo:paragraph-rsid="0033e71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5d052" officeooo:paragraph-rsid="0035d05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6bdb4" officeooo:paragraph-rsid="0036bdb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a133a" officeooo:paragraph-rsid="003a133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adaaf" officeooo:paragraph-rsid="003adaa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d7f8a" officeooo:paragraph-rsid="003d7f8a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e2f74" officeooo:paragraph-rsid="003e2f7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e43dd" officeooo:paragraph-rsid="003e43d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02a14" officeooo:paragraph-rsid="00402a1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18059" officeooo:paragraph-rsid="00418059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1c0d2" officeooo:paragraph-rsid="0041c0d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2ffbc" officeooo:paragraph-rsid="0042ffb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32fd5" officeooo:paragraph-rsid="00432fd5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4d559" officeooo:paragraph-rsid="0044d55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52a03" officeooo:paragraph-rsid="00452a03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69593" officeooo:paragraph-rsid="00469593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69593" officeooo:paragraph-rsid="0049496c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6e8b0" officeooo:paragraph-rsid="0046e8b0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dd230" officeooo:paragraph-rsid="004dd23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e3f8b" officeooo:paragraph-rsid="004e3f8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f3133" officeooo:paragraph-rsid="004f3133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11734" officeooo:paragraph-rsid="0051173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1fa995" officeooo:paragraph-rsid="001fa99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0366d" officeooo:paragraph-rsid="0020366d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eb16" officeooo:paragraph-rsid="0021eb16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240c9" officeooo:paragraph-rsid="002240c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29e03" officeooo:paragraph-rsid="00229e03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42b8d" officeooo:paragraph-rsid="002240c9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42b8d" officeooo:paragraph-rsid="00242b8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42b8d" officeooo:paragraph-rsid="0025f55c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d267d" officeooo:paragraph-rsid="002d267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3023cb" officeooo:paragraph-rsid="003023cb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49496c" officeooo:paragraph-rsid="0049496c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3103e" officeooo:paragraph-rsid="0053103e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92008" officeooo:paragraph-rsid="0059200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a8567" officeooo:paragraph-rsid="005a8567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c718b" officeooo:paragraph-rsid="005c718b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d6694" officeooo:paragraph-rsid="005d669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5ed7c2" officeooo:paragraph-rsid="005ed7c2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243c1" officeooo:paragraph-rsid="006243c1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243c1" officeooo:paragraph-rsid="00696a28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273a0" officeooo:paragraph-rsid="006273a0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41c90" officeooo:paragraph-rsid="00641c90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7aafd" officeooo:paragraph-rsid="0067aaf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7d174" officeooo:paragraph-rsid="0067d174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81476" officeooo:paragraph-rsid="0068147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96a28" officeooo:paragraph-rsid="00696a28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a9d27" officeooo:paragraph-rsid="006a9d27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c932d" officeooo:paragraph-rsid="006c932d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6e1159" officeooo:paragraph-rsid="006e1159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0852d" officeooo:paragraph-rsid="0070852d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0852d" officeooo:paragraph-rsid="0073835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1d749" officeooo:paragraph-rsid="0071d74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53dea" officeooo:paragraph-rsid="00753dea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730c9" officeooo:paragraph-rsid="007730c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780e97" officeooo:paragraph-rsid="00780e97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1fa995" officeooo:paragraph-rsid="001fa995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0366d" officeooo:paragraph-rsid="0020366d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1eb16" officeooo:paragraph-rsid="0021eb16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240c9" officeooo:paragraph-rsid="002240c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240c9" officeooo:paragraph-rsid="00242b8d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5f55c" officeooo:paragraph-rsid="0025f55c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d267d" officeooo:paragraph-rsid="002d267d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2eae4e" officeooo:paragraph-rsid="002eae4e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3023cb" officeooo:paragraph-rsid="003023cb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000000" style:font-name="Ubuntu" fo:font-size="14pt" style:text-underline-style="none" fo:font-weight="bold" officeooo:rsid="004b3d72" officeooo:paragraph-rsid="004b3d72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5c718b" officeooo:paragraph-rsid="005c718b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5e86ce" officeooo:paragraph-rsid="005e86ce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style:font-name="Ubuntu" fo:font-size="14pt" style:text-underline-style="none" fo:font-weight="bold" officeooo:rsid="005e86ce" officeooo:paragraph-rsid="005e86ce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6273a0" officeooo:paragraph-rsid="006273a0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6a9d27" officeooo:paragraph-rsid="006a9d27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780e97" officeooo:paragraph-rsid="00780e97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bold" officeooo:rsid="00696a28" officeooo:paragraph-rsid="00696a28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ce181e" style:font-name="Ubuntu" fo:font-size="14pt" fo:font-weight="bold" officeooo:rsid="0013969c" officeooo:paragraph-rsid="000878b5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Ubuntu" fo:font-size="14pt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style:font-name="Ubuntu" fo:font-size="14pt" officeooo:rsid="00641c90" officeooo:paragraph-rsid="00641c90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style:font-name="Ubuntu" fo:font-size="14pt" officeooo:rsid="0064ac0e" officeooo:paragraph-rsid="0064ac0e" style:font-size-asian="14pt" style:font-size-complex="14pt"/>
    </style:style>
    <style:style style:name="P113" style:family="paragraph" style:parent-style-name="Table_20_Contents">
      <style:paragraph-properties fo:text-align="start" style:justify-single-word="false"/>
      <style:text-properties style:font-name="Ubuntu" fo:font-size="14pt" officeooo:rsid="0065ddd9" officeooo:paragraph-rsid="0065ddd9" style:font-size-asian="14pt" style:font-size-complex="14pt"/>
    </style:style>
    <style:style style:name="P114" style:family="paragraph" style:parent-style-name="Table_20_Contents">
      <style:paragraph-properties fo:text-align="start" style:justify-single-word="false"/>
      <style:text-properties style:font-name="Ubuntu" fo:font-size="14pt" officeooo:rsid="006e1159" officeooo:paragraph-rsid="006e1159" style:font-size-asian="14pt" style:font-size-complex="14pt"/>
    </style:style>
    <style:style style:name="P115" style:family="paragraph" style:parent-style-name="Table_20_Contents">
      <style:paragraph-properties fo:text-align="start" style:justify-single-word="false"/>
      <style:text-properties style:font-name="Ubuntu" fo:font-size="14pt" fo:font-weight="normal" officeooo:rsid="0065ddd9" officeooo:paragraph-rsid="0065ddd9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090060" officeooo:paragraph-rsid="00090060" style:font-size-asian="14pt" style:font-weight-asian="bold" style:font-size-complex="14pt" style:font-weight-complex="bold"/>
    </style:style>
    <style:style style:name="T1" style:family="text">
      <style:text-properties fo:color="#00aa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b33" style:font-weight-asian="bold" style:font-weight-complex="bold"/>
    </style:style>
    <style:style style:name="T4" style:family="text">
      <style:text-properties fo:font-weight="bold" officeooo:rsid="00123821" style:font-weight-asian="bold" style:font-weight-complex="bold"/>
    </style:style>
    <style:style style:name="T5" style:family="text">
      <style:text-properties fo:font-weight="bold" officeooo:rsid="0027cac8" style:font-weight-asian="bold" style:font-weight-complex="bold"/>
    </style:style>
    <style:style style:name="T6" style:family="text">
      <style:text-properties fo:font-weight="bold" officeooo:rsid="004f8da0" style:font-weight-asian="bold" style:font-weight-complex="bold"/>
    </style:style>
    <style:style style:name="T7" style:family="text">
      <style:text-properties fo:font-weight="bold" officeooo:rsid="005223d8" style:font-weight-asian="bold" style:font-weight-complex="bold"/>
    </style:style>
    <style:style style:name="T8" style:family="text">
      <style:text-properties fo:font-weight="bold" officeooo:rsid="005c9a9e" style:font-weight-asian="bold" style:font-weight-complex="bold"/>
    </style:style>
    <style:style style:name="T9" style:family="text">
      <style:text-properties fo:font-weight="bold" officeooo:rsid="0060b396" style:font-weight-asian="bold" style:font-weight-complex="bold"/>
    </style:style>
    <style:style style:name="T10" style:family="text">
      <style:text-properties fo:font-weight="bold" officeooo:rsid="0067aafd" style:font-weight-asian="bold" style:font-weight-complex="bold"/>
    </style:style>
    <style:style style:name="T11" style:family="text">
      <style:text-properties fo:color="#ce181e"/>
    </style:style>
    <style:style style:name="T12" style:family="text">
      <style:text-properties officeooo:rsid="0012382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366d" style:font-weight-asian="normal" style:font-weight-complex="normal"/>
    </style:style>
    <style:style style:name="T15" style:family="text">
      <style:text-properties fo:font-weight="normal" officeooo:rsid="0021eb16" style:font-weight-asian="normal" style:font-weight-complex="normal"/>
    </style:style>
    <style:style style:name="T16" style:family="text">
      <style:text-properties fo:font-weight="normal" officeooo:rsid="00221443" style:font-weight-asian="normal" style:font-weight-complex="normal"/>
    </style:style>
    <style:style style:name="T17" style:family="text">
      <style:text-properties fo:font-weight="normal" officeooo:rsid="002240c9" style:font-weight-asian="normal" style:font-weight-complex="normal"/>
    </style:style>
    <style:style style:name="T18" style:family="text">
      <style:text-properties fo:font-weight="normal" officeooo:rsid="00242b8d" style:font-weight-asian="normal" style:font-weight-complex="normal"/>
    </style:style>
    <style:style style:name="T19" style:family="text">
      <style:text-properties fo:font-weight="normal" officeooo:rsid="003023cb" style:font-weight-asian="normal" style:font-weight-complex="normal"/>
    </style:style>
    <style:style style:name="T20" style:family="text">
      <style:text-properties officeooo:rsid="0013d817"/>
    </style:style>
    <style:style style:name="T21" style:family="text">
      <style:text-properties officeooo:rsid="001909fa"/>
    </style:style>
    <style:style style:name="T22" style:family="text">
      <style:text-properties officeooo:rsid="00193af8"/>
    </style:style>
    <style:style style:name="T23" style:family="text">
      <style:text-properties officeooo:rsid="001a6a06"/>
    </style:style>
    <style:style style:name="T24" style:family="text">
      <style:text-properties officeooo:rsid="001c3106"/>
    </style:style>
    <style:style style:name="T25" style:family="text">
      <style:text-properties officeooo:rsid="001fa995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weight="normal" officeooo:rsid="00242b8d" style:font-weight-asian="normal" style:font-weight-complex="normal"/>
    </style:style>
    <style:style style:name="T28" style:family="text">
      <style:text-properties officeooo:rsid="0027cac8"/>
    </style:style>
    <style:style style:name="T29" style:family="text">
      <style:text-properties officeooo:rsid="0029abad"/>
    </style:style>
    <style:style style:name="T30" style:family="text">
      <style:text-properties officeooo:rsid="0029adb0"/>
    </style:style>
    <style:style style:name="T31" style:family="text">
      <style:text-properties officeooo:rsid="002ad8dd"/>
    </style:style>
    <style:style style:name="T32" style:family="text">
      <style:text-properties officeooo:rsid="002b1ab7"/>
    </style:style>
    <style:style style:name="T33" style:family="text">
      <style:text-properties officeooo:rsid="002eae4e"/>
    </style:style>
    <style:style style:name="T34" style:family="text">
      <style:text-properties officeooo:rsid="0032dd7b"/>
    </style:style>
    <style:style style:name="T35" style:family="text">
      <style:text-properties officeooo:rsid="0035d052"/>
    </style:style>
    <style:style style:name="T36" style:family="text">
      <style:text-properties officeooo:rsid="0036bdb4"/>
    </style:style>
    <style:style style:name="T37" style:family="text">
      <style:text-properties officeooo:rsid="0038b05f"/>
    </style:style>
    <style:style style:name="T38" style:family="text">
      <style:text-properties officeooo:rsid="003adaaf"/>
    </style:style>
    <style:style style:name="T39" style:family="text">
      <style:text-properties officeooo:rsid="003bebbd"/>
    </style:style>
    <style:style style:name="T40" style:family="text">
      <style:text-properties officeooo:rsid="003e2f74"/>
    </style:style>
    <style:style style:name="T41" style:family="text">
      <style:text-properties officeooo:rsid="0042ffbc"/>
    </style:style>
    <style:style style:name="T42" style:family="text">
      <style:text-properties officeooo:rsid="00452a03"/>
    </style:style>
    <style:style style:name="T43" style:family="text">
      <style:text-properties officeooo:rsid="0049496c"/>
    </style:style>
    <style:style style:name="T44" style:family="text">
      <style:text-properties officeooo:rsid="004f8da0"/>
    </style:style>
    <style:style style:name="T45" style:family="text">
      <style:text-properties officeooo:rsid="005223d8"/>
    </style:style>
    <style:style style:name="T46" style:family="text">
      <style:text-properties officeooo:rsid="0058f584"/>
    </style:style>
    <style:style style:name="T47" style:family="text">
      <style:text-properties officeooo:rsid="005a8567"/>
    </style:style>
    <style:style style:name="T48" style:family="text">
      <style:text-properties officeooo:rsid="005c9a9e"/>
    </style:style>
    <style:style style:name="T49" style:family="text">
      <style:text-properties officeooo:rsid="006243c1"/>
    </style:style>
    <style:style style:name="T50" style:family="text">
      <style:text-properties officeooo:rsid="0067aafd"/>
    </style:style>
    <style:style style:name="T51" style:family="text">
      <style:text-properties officeooo:rsid="00696a28"/>
    </style:style>
    <style:style style:name="T52" style:family="text">
      <style:text-properties officeooo:rsid="006c932d"/>
    </style:style>
    <style:style style:name="T53" style:family="text">
      <style:text-properties officeooo:rsid="00738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Operating System </text:p>
      <text:p text:style-name="P109">LAB 01</text:p>
      <text:p text:style-name="P1"/>
      <text:p text:style-name="P2"/>
      <text:p text:style-name="P3">4.</text:p>
      <text:p text:style-name="P5">(Answer)</text:p>
      <text:p text:style-name="P76"/>
      <text:p text:style-name="P108">First Command: </text:p>
      <text:p text:style-name="P76">sed 's/^.\|.$//g' hello <text:span text:style-name="T51">(This will remove first and last character of each line of hello file)</text:span></text:p>
      <text:p text:style-name="P82">or less hello | sed <text:span text:style-name="T49">'s/^.\|.$//g'</text:span></text:p>
      <text:p text:style-name="P82">or cat hello | sed <text:span text:style-name="T49">'s/^.\|.$//g'</text:span></text:p>
      <text:p text:style-name="P82">or more hello | sed <text:span text:style-name="T49">'s/^.\|.$//g'</text:span></text:p>
      <text:p text:style-name="P82"/>
      <text:p text:style-name="P106">Second Command:</text:p>
      <text:p text:style-name="P106"/>
      <text:p text:style-name="P83">grep -i<text:span text:style-name="T52">w</text:span>c ‘hello’ hellofile</text:p>
      <text:p text:style-name="P83">or less hellofile | grep -ic ‘hello’</text:p>
      <text:p text:style-name="P83">or more hellofile | grep -i<text:span text:style-name="T52">w</text:span>c ‘hello’</text:p>
      <text:p text:style-name="P83">or cat hellofile | grep -ic ‘hello’</text:p>
      <text:p text:style-name="P83"/>
      <text:p text:style-name="P84">which finds how many lines of a file contain a Given word.</text:p>
      <text:p text:style-name="P3"/>
      <text:p text:style-name="P3"/>
      <text:p text:style-name="P3"/>
      <text:p text:style-name="P3"/>
      <text:p text:style-name="P3"/>
      <text:p text:style-name="P4">man sed</text:p>
      <text:p text:style-name="P4"/>
      <text:p text:style-name="P6">sed - stream editor for filtering and transforming text.</text:p>
      <text:p text:style-name="P6"/>
      <text:p text:style-name="P7"># sed <text:span text:style-name="T11">options</text:span> <text:span text:style-name="T2">script</text:span><text:span text:style-name="T3">s</text:span> <text:span text:style-name="T1">filename</text:span></text:p>
      <text:p text:style-name="P8"/>
      <text:p text:style-name="P8"/>
      <text:p text:style-name="P9"># sed ‘s/hello/world/’ hello &gt; output</text:p>
      <text:p text:style-name="P9">or sed ‘s/hello/world/’ &lt; hello &gt; output</text:p>
      <text:p text:style-name="P9">or cat hello | sed ‘s/hello/world/’ - &gt; output</text:p>
      <text:p text:style-name="P9"/>
      <text:p text:style-name="P9">to replace all occurrences of 'hello' to 'world' in the hello file.</text:p>
      <text:p text:style-name="P9"/>
      <text:p text:style-name="P9"/>
      <text:p text:style-name="P9"/>
      <text:p text:style-name="P9"><text:soft-page-break/># <text:span text:style-name="T12">sed -i ‘s/hello/world/’ hello</text:span></text:p>
      <text:p text:style-name="P9"><text:span text:style-name="T2">-</text:span><text:span text:style-name="T4">i</text:span><text:span text:style-name="T12"> to edit files </text:span>in-place instead of printing to standard output.</text:p>
      <text:p text:style-name="P9"/>
      <text:p text:style-name="P9"/>
      <text:p text:style-name="P9"/>
      <text:p text:style-name="P15"># sed ‘s/hello/world/’ hello</text:p>
      <text:p text:style-name="P15">This command will replace ‘world’ with ‘hello’ and just print it. But <text:span text:style-name="T2">it will not change text in the hello file.</text:span></text:p>
      <text:p text:style-name="P15"/>
      <text:p text:style-name="P10"># sed -n '8p' hello</text:p>
      <text:p text:style-name="P10"><text:span text:style-name="T2">-n</text:span> to suppress output and <text:span text:style-name="T2">p </text:span>command to print specific lines.</text:p>
      <text:p text:style-name="P10"/>
      <text:p text:style-name="P10"/>
      <text:p text:style-name="P10"/>
      <text:p text:style-name="P10"># sed -n ‘1p ; <text:span text:style-name="T20">$p’ hello output</text:span></text:p>
      <text:p text:style-name="P14">or sed -n ‘1p;$p’ hello output output1</text:p>
      <text:p text:style-name="P11">Print first line of hello <text:span text:style-name="T2">1p</text:span> and <text:span text:style-name="T2">$p </text:span>means last line of last file.</text:p>
      <text:p text:style-name="P11"/>
      <text:p text:style-name="P11"/>
      <text:p text:style-name="P11"/>
      <text:p text:style-name="P16"># echo 's/hello/world/<text:span text:style-name="T24">g</text:span>' &gt; myscript.sed</text:p>
      <text:p text:style-name="P16">or sed -f myscript.sed input.txt &gt; output.txt</text:p>
      <text:p text:style-name="P16">or sed --file=myscript.sed input.txt &gt; output.txt</text:p>
      <text:p text:style-name="P16">Data will store into output.txt.</text:p>
      <text:p text:style-name="P16"/>
      <text:p text:style-name="P16">Or sed -f myscript.sed input.txt</text:p>
      <text:p text:style-name="P16">This command will only print but not change in input.txt.</text:p>
      <text:p text:style-name="P16"/>
      <text:p text:style-name="P16"/>
      <text:p text:style-name="P16"/>
      <text:p text:style-name="P16"># <text:span text:style-name="T21">sed ‘1,4d’ input.txt</text:span></text:p>
      <text:p text:style-name="P17">This command will delete first to forth line of the input.txt.</text:p>
      <text:p text:style-name="P17"/>
      <text:p text:style-name="P17"/>
      <text:p text:style-name="P17"/>
      <text:p text:style-name="P34"># sed ‘2,$ s/hi/hello/g’ hellofile</text:p>
      <text:p text:style-name="P34">only second and last line will be replaced.</text:p>
      <text:p text:style-name="P34"><text:span text:style-name="T2">$</text:span> means last line.</text:p>
      <text:p text:style-name="P34"/>
      <text:p text:style-name="P34"/>
      <text:p text:style-name="P34"/>
      <text:p text:style-name="P17"># <text:span text:style-name="T22">sed ‘/^hel/q34’ hello </text:span></text:p>
      <text:p text:style-name="P18"><text:soft-page-break/>This command print <text:span text:style-name="T2">hello </text:span>until ‘hel’ is found.</text:p>
      <text:p text:style-name="P18"/>
      <text:p text:style-name="P18"/>
      <text:p text:style-name="P18"/>
      <text:p text:style-name="P18"># sed ‘/<text:span text:style-name="T23">^hel/d ; s/hello/world/g’ hello</text:span></text:p>
      <text:p text:style-name="P20">or</text:p>
      <text:p text:style-name="P20">sed -e ‘/^hel/d’ -e ‘s/hello/world/g’ hello</text:p>
      <text:p text:style-name="P21">or </text:p>
      <text:p text:style-name="P21">echo ‘s/hello/world/g’ &gt; myscript.sed</text:p>
      <text:p text:style-name="P21">sed -e ‘/^hel/d’ -f myscript.sed hello</text:p>
      <text:p text:style-name="P22">or </text:p>
      <text:p text:style-name="P22">echo ‘/^hel/d ; s/hello/world/g’ &gt; myscript.sed</text:p>
      <text:p text:style-name="P22">sed -f myscript.sed hello</text:p>
      <text:p text:style-name="P19">All ‘hel’ word including line will be deleted and ‘hello’ will be replaced by ‘world’ and with the <text:span text:style-name="T2">‘g’ </text:span>word, it will be replaced globally.</text:p>
      <text:p text:style-name="P21">Hello file will be printed.</text:p>
      <text:p text:style-name="P21"/>
      <text:p text:style-name="P21"/>
      <text:p text:style-name="P21"/>
      <text:p text:style-name="P23"># <text:span text:style-name="T25">seq 3 | sed 2q or more hello | sed 2q</text:span></text:p>
      <text:p text:style-name="P92">seq <text:span text:style-name="T13">means sequence and this will print 1 to 3 number. But sed will terminate when it will reach to 2 / </text:span><text:span text:style-name="T14">second line</text:span><text:span text:style-name="T13">.</text:span></text:p>
      <text:p text:style-name="P58"/>
      <text:p text:style-name="P58"/>
      <text:p text:style-name="P58"/>
      <text:p text:style-name="P92"><text:span text:style-name="T13"># </text:span><text:span text:style-name="T14">seq 3 | sed 2d or less hello | sed 2d</text:span></text:p>
      <text:p text:style-name="P59">It will delete second sequence / second line .</text:p>
      <text:p text:style-name="P59"/>
      <text:p text:style-name="P59"/>
      <text:p text:style-name="P93"><text:span text:style-name="T13"># </text:span><text:span text:style-name="T15">more hello | sed -n 2p</text:span></text:p>
      <text:p text:style-name="P60">This command will print only second line of hello file.</text:p>
      <text:p text:style-name="P60"/>
      <text:p text:style-name="P60"/>
      <text:p text:style-name="P94"><text:span text:style-name="T13"># </text:span><text:span text:style-name="T16">less hello | sed ‘n;n;s/./</text:span><text:span text:style-name="T17">kill/’</text:span></text:p>
      <text:p text:style-name="P61">Every third line of hello, perform substitution the first letter with ‘kill’.</text:p>
      <text:p text:style-name="P61"/>
      <text:p text:style-name="P61"/>
      <text:p text:style-name="P61"># seq 6 | sed ‘n;n;s/./kill/’</text:p>
      <text:p text:style-name="P62">or seq 6 | sed ‘0~3s/./kill/’ <text:s/>(0</text:p>
      <text:p text:style-name="P61">1</text:p>
      <text:p text:style-name="P61">2</text:p>
      <text:p text:style-name="P61">kill</text:p>
      <text:p text:style-name="P61"><text:soft-page-break/>4</text:p>
      <text:p text:style-name="P61">5</text:p>
      <text:p text:style-name="P61">kill</text:p>
      <text:p text:style-name="P61"/>
      <text:p text:style-name="P95"><text:span text:style-name="T13"># </text:span><text:span text:style-name="T18">seq | sed ‘1~2s/./kill/’ (0</text:span><text:span text:style-name="T27">th</text:span><text:span text:style-name="T18"> and 2th will suffer)</text:span></text:p>
      <text:p text:style-name="P63"/>
      <text:p text:style-name="P96"><text:span text:style-name="T18"># seq | sed ‘1~3s/./kill/’ (0</text:span><text:span text:style-name="T27">th</text:span><text:span text:style-name="T18"> and 3th will suffer)</text:span></text:p>
      <text:p text:style-name="P64"/>
      <text:p text:style-name="P64"/>
      <text:p text:style-name="P64"/>
      <text:p text:style-name="P65"># seq 3 | sed -n '2{s/2/X/ ; p}’</text:p>
      <text:p text:style-name="P97"><text:span text:style-name="T18">T</text:span><text:span text:style-name="T13">his will only print second with a substitution of X.</text:span></text:p>
      <text:p text:style-name="P24">X</text:p>
      <text:p text:style-name="P21"/>
      <text:p text:style-name="P21"/>
      <text:p text:style-name="P21"/>
      <text:p text:style-name="P24"># more linux | sed ‘2a hello’ </text:p>
      <text:p text:style-name="P24">or sed ‘2a hello’ linux</text:p>
      <text:p text:style-name="P24">This command will add hello after the second line.</text:p>
      <text:p text:style-name="P24"><text:span text:style-name="T2">‘</text:span><text:span text:style-name="T5">a TEXT’</text:span><text:span text:style-name="T28"> means appending TEXT after a line.</text:span></text:p>
      <text:p text:style-name="P24"/>
      <text:p text:style-name="P24"/>
      <text:p text:style-name="P24"/>
      <text:p text:style-name="P25"># <text:span text:style-name="T29">more linux | sed ‘2a\</text:span></text:p>
      <text:p text:style-name="P25"><text:tab/><text:span text:style-name="T29">hello\</text:span></text:p>
      <text:p text:style-name="P25"><text:tab/><text:span text:style-name="T29">world</text:span></text:p>
      <text:p text:style-name="P25"><text:tab/><text:span text:style-name="T29">3s/./hey/’</text:span></text:p>
      <text:p text:style-name="P26">This command will print hello after second line and then print world and then substitute 3 with hey.</text:p>
      <text:p text:style-name="P26">unix is great os. </text:p>
      <text:p text:style-name="P26">linux is opensource.</text:p>
      <text:p text:style-name="P26">hello</text:p>
      <text:p text:style-name="P26">world</text:p>
      <text:p text:style-name="P26">hey<text:span text:style-name="T30">nix is a free os.</text:span></text:p>
      <text:p text:style-name="P26"/>
      <text:p text:style-name="P26"/>
      <text:p text:style-name="P26"/>
      <text:p text:style-name="P27"># <text:span text:style-name="T31">sed ‘2i hello’ hellofile</text:span></text:p>
      <text:p text:style-name="P28">This command will include ‘hello’ before second line.</text:p>
      <text:p text:style-name="P28"/>
      <text:p text:style-name="P28"/>
      <text:p text:style-name="P28"/>
      <text:p text:style-name="P29"><text:soft-page-break/># <text:span text:style-name="T32">sed ‘2i\</text:span></text:p>
      <text:p text:style-name="P30"><text:tab/>hello</text:p>
      <text:p text:style-name="P28"><text:tab/><text:span text:style-name="T32">world\</text:span></text:p>
      <text:p text:style-name="P28"><text:tab/><text:span text:style-name="T32">3s/./hey/’ hellofile</text:span></text:p>
      <text:p text:style-name="P30">‘hello’ and ‘world’ will be printed before second line. Third line first letter will be replaced by ‘hey’</text:p>
      <text:p text:style-name="P30">unix is great os. </text:p>
      <text:p text:style-name="P30">hello</text:p>
      <text:p text:style-name="P30">world</text:p>
      <text:p text:style-name="P30">linux is opensource. </text:p>
      <text:p text:style-name="P30">heynix is free os.</text:p>
      <text:p text:style-name="P30"/>
      <text:p text:style-name="P98">i\ <text:span text:style-name="T13"><text:s/>append the character before the line.</text:span></text:p>
      <text:p text:style-name="P66"/>
      <text:p text:style-name="P66"/>
      <text:p text:style-name="P66"/>
      <text:p text:style-name="P31"># <text:span text:style-name="T33">sed ‘2,9c hello’ hellofile</text:span></text:p>
      <text:p text:style-name="P32">2th to 9<text:span text:style-name="T26">th</text:span> lines will be replaced by ‘hello’</text:p>
      <text:p text:style-name="P32">unix is great os. </text:p>
      <text:p text:style-name="P32">Hello</text:p>
      <text:p text:style-name="P32"/>
      <text:p text:style-name="P99">c TEXT <text:span text:style-name="T13">replaces stuffs.</text:span></text:p>
      <text:p text:style-name="P32"/>
      <text:p text:style-name="P32"/>
      <text:p text:style-name="P32"/>
      <text:p text:style-name="P99"><text:span text:style-name="T13"># </text:span><text:span text:style-name="T19">sed ‘2,9c\ delete’ hellofile</text:span></text:p>
      <text:p text:style-name="P67">This is hellofile.</text:p>
      <text:p text:style-name="P67">Delete</text:p>
      <text:p text:style-name="P67"/>
      <text:p text:style-name="P100">c\ <text:span text:style-name="T13">deletes the matching addresses.</text:span></text:p>
      <text:p text:style-name="P67"/>
      <text:p text:style-name="P67"># seq 3 | sed '2c\</text:p>
      <text:p text:style-name="P67"><text:s text:c="10"/>hello</text:p>
      <text:p text:style-name="P21"><text:tab/>s/./X/' </text:p>
      <text:p text:style-name="P33">X</text:p>
      <text:p text:style-name="P33">hello</text:p>
      <text:p text:style-name="P33">X</text:p>
      <text:p text:style-name="P33"/>
      <text:p text:style-name="P33"/>
      <text:p text:style-name="P33"/>
      <text:p text:style-name="P33"># sed -e '$s/./two/' -e '1{s/./one/ ; }' <text:span text:style-name="T34">hellofile</text:span></text:p>
      <text:p text:style-name="P35">This command will replace last line first character and first line first character.</text:p>
      <text:p text:style-name="P35"><text:soft-page-break/></text:p>
      <text:p text:style-name="P35">onenix is great os. </text:p>
      <text:p text:style-name="P35">linux is opensource. </text:p>
      <text:p text:style-name="P35">unix is free os.</text:p>
      <text:p text:style-name="P35">learn operating system.</text:p>
      <text:p text:style-name="P35">unix linux which one you choose.</text:p>
      <text:p text:style-name="P35">unix is easy to learn.</text:p>
      <text:p text:style-name="P35">linux is a multiuser os. Learn unix .unix is a powerful.</text:p>
      <text:p text:style-name="P35">twooo is life.</text:p>
      <text:p text:style-name="P35"/>
      <text:p text:style-name="P35"/>
      <text:p text:style-name="P35"/>
      <text:p text:style-name="P35"/>
      <text:p text:style-name="P36"># <text:span text:style-name="T35">sed G linux</text:span></text:p>
      <text:p text:style-name="P37">Insert one blank line after each line.</text:p>
      <text:p text:style-name="P37"/>
      <text:p text:style-name="P37"/>
      <text:p text:style-name="P37"># <text:span text:style-name="T36">sed ‘G;G’ linux</text:span></text:p>
      <text:p text:style-name="P38">two blank lines.</text:p>
      <text:p text:style-name="P38"/>
      <text:p text:style-name="P38"/>
      <text:p text:style-name="P38"># sed '/unix/{x;p;x;}' linux</text:p>
      <text:p text:style-name="P19">Insert a black line above every line which matches “<text:span text:style-name="T36">linux</text:span>”</text:p>
      <text:p text:style-name="P19"/>
      <text:p text:style-name="P19">unix is great os. </text:p>
      <text:p text:style-name="P19">linux is opensource. </text:p>
      <text:p text:style-name="P19"/>
      <text:p text:style-name="P19">unix is free os.</text:p>
      <text:p text:style-name="P19">learn operating system.</text:p>
      <text:p text:style-name="P19"/>
      <text:p text:style-name="P19">unix linux which one you choose.</text:p>
      <text:p text:style-name="P19">foo is <text:span text:style-name="T37">life</text:span>.</text:p>
      <text:p text:style-name="P19"/>
      <text:p text:style-name="P19">unix is easy to learn.</text:p>
      <text:p text:style-name="P19"/>
      <text:p text:style-name="P19">linux is a multiuser os. Learn unix .unix is a powerful.</text:p>
      <text:p text:style-name="P19">foo is <text:span text:style-name="T37">life</text:span>.</text:p>
      <text:p text:style-name="P19"/>
      <text:p text:style-name="P19"/>
      <text:p text:style-name="P39"># <text:span text:style-name="T38">sed ‘/unix/G’ linux</text:span></text:p>
      <text:p text:style-name="P40">Insert a blank after every line.</text:p>
      <text:p text:style-name="P40"/>
      <text:p text:style-name="P40"><text:soft-page-break/></text:p>
      <text:p text:style-name="P40"/>
      <text:p text:style-name="P20"><text:span text:style-name="T39"># </text:span>sed '/life/d' linux</text:p>
      <text:p text:style-name="P20">‘<text:span text:style-name="T39">life’ matching line will be deleted.</text:span></text:p>
      <text:p text:style-name="P20"/>
      <text:p text:style-name="P20">unix is great os. </text:p>
      <text:p text:style-name="P20">linux is opensource. </text:p>
      <text:p text:style-name="P20">unix is free os.</text:p>
      <text:p text:style-name="P20">learn operating system.</text:p>
      <text:p text:style-name="P20">unix linux which one you choose.</text:p>
      <text:p text:style-name="P20">unix is easy to learn.</text:p>
      <text:p text:style-name="P20">linux is a multiuser os. Learn unix .unix is a powerful.</text:p>
      <text:p text:style-name="P20"/>
      <text:p text:style-name="P20"/>
      <text:p text:style-name="P20"/>
      <text:p text:style-name="P41"># <text:span text:style-name="T40">sed ‘s/[Uu]inx/Linux/g’ hello</text:span></text:p>
      <text:p text:style-name="P42">All uppercase/ lowercase will be replaced.</text:p>
      <text:p text:style-name="P42"/>
      <text:p text:style-name="P43"/>
      <text:p text:style-name="P43"/>
      <text:p text:style-name="P43"/>
      <text:p text:style-name="P43"># seq 6 | sed -e 1d -e 3d -e 5d</text:p>
      <text:p text:style-name="P43"><text:s text:c="5"/>2</text:p>
      <text:p text:style-name="P43"><text:s text:c="5"/>4</text:p>
      <text:p text:style-name="P43"><text:s text:c="5"/>6</text:p>
      <text:p text:style-name="P43"/>
      <text:p text:style-name="P43"/>
      <text:p text:style-name="P44"># seq 6 | sed '1d;3d;5d'</text:p>
      <text:p text:style-name="P12"><text:s text:c="5"/>2</text:p>
      <text:p text:style-name="P12"><text:s text:c="5"/>4</text:p>
      <text:p text:style-name="P12"><text:s text:c="5"/>6</text:p>
      <text:p text:style-name="P12"/>
      <text:p text:style-name="P45"># seq 6 | sed ‘{1d;3d;5d}’</text:p>
      <text:p text:style-name="P45">2</text:p>
      <text:p text:style-name="P45">4</text:p>
      <text:p text:style-name="P45">6</text:p>
      <text:p text:style-name="P45"/>
      <text:p text:style-name="P45"/>
      <text:p text:style-name="P45"># seq 2 | sed '1a\</text:p>
      <text:p text:style-name="P45"><text:s text:c="10"/>Hello</text:p>
      <text:p text:style-name="P45"><text:s text:c="10"/>2d'</text:p>
      <text:p text:style-name="P13"/>
      <text:p text:style-name="P46"><text:soft-page-break/>prints </text:p>
      <text:p text:style-name="P46">1</text:p>
      <text:p text:style-name="P46">Hello</text:p>
      <text:p text:style-name="P46"/>
      <text:p text:style-name="P46"/>
      <text:p text:style-name="P46"># <text:span text:style-name="T41">ls -log or ls -l works as same.</text:span></text:p>
      <text:p text:style-name="P46"/>
      <text:p text:style-name="P47"># seq 2| sed ‘1w hello.txt ; 2d ‘</text:p>
      <text:p text:style-name="P47">1</text:p>
      <text:p text:style-name="P47">2</text:p>
      <text:p text:style-name="P47">This command will not work properly due to ‘;’</text:p>
      <text:p text:style-name="P47"/>
      <text:p text:style-name="P47"/>
      <text:p text:style-name="P47"># sed '/apple/s/hello/world/' input.txt &gt; output.txt</text:p>
      <text:p text:style-name="P48">This command replaces the word 'hello' with 'world' only in lines containing the word 'apple'.</text:p>
      <text:p text:style-name="P48"/>
      <text:p text:style-name="P48"/>
      <text:p text:style-name="P48"/>
      <text:p text:style-name="P49"># First ~ Step</text:p>
      <text:p text:style-name="P49">1 ~ 2 means first =1 and step is 2 . That means every odd number line will be counted. <text:span text:style-name="T42">(1,3,5,7,9)</text:span></text:p>
      <text:p text:style-name="P49"/>
      <text:p text:style-name="P49">2~3 means to pick every third line starting with the second. <text:span text:style-name="T42">(2,5,8)</text:span></text:p>
      <text:p text:style-name="P49"/>
      <text:p text:style-name="P49">10 ~ 5 means to pick every fifth line starting with the tenth.<text:span text:style-name="T42">(10,15,20,25)</text:span></text:p>
      <text:p text:style-name="P49"/>
      <text:p text:style-name="P49">0 ~ 4 means even number will be counted with 4 steps.</text:p>
      <text:p text:style-name="P49"/>
      <text:p text:style-name="P49"># seq 10 | sed -n '0~4p'</text:p>
      <text:p text:style-name="P49">4</text:p>
      <text:p text:style-name="P49">8</text:p>
      <text:p text:style-name="P49"/>
      <text:p text:style-name="P49"># seq 10 | sed ‘1~3p’</text:p>
      <text:p text:style-name="P49">1</text:p>
      <text:p text:style-name="P49">4</text:p>
      <text:p text:style-name="P49">7</text:p>
      <text:p text:style-name="P49">10</text:p>
      <text:p text:style-name="P49"/>
      <text:p text:style-name="P49"/>
      <text:p text:style-name="P50"># sed -n '\;^/home/alice/documents/;p'</text:p>
      <text:p text:style-name="P50">They print lines which start with '/home/alice/documents/'.</text:p>
      <text:p text:style-name="P50"><text:soft-page-break/></text:p>
      <text:p text:style-name="P50"/>
      <text:p text:style-name="P51"># sed -n '/hello/p’ hellofile</text:p>
      <text:p text:style-name="P51">This command prints lines containing the word 'hello'.</text:p>
      <text:p text:style-name="P53">grep ‘hello’ hellofile</text:p>
      <text:p text:style-name="P53"/>
      <text:p text:style-name="P77"/>
      <text:p text:style-name="P105">@@</text:p>
      <text:p text:style-name="P53">The syntax of the s command (which stands for "substitute") is: ‘<text:span text:style-name="T2">s/regexp/replacement/flags</text:span>’. </text:p>
      <text:p text:style-name="P5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1">Character</text:p>
          </table:table-cell>
          <table:table-cell table:style-name="Table1.B1" office:value-type="string">
            <text:p text:style-name="P111">Does</text:p>
          </table:table-cell>
        </table:table-row>
        <table:table-row>
          <table:table-cell table:style-name="Table1.A2" office:value-type="string">
            <text:p text:style-name="P111">*</text:p>
          </table:table-cell>
          <table:table-cell table:style-name="Table1.B2" office:value-type="string">
            <text:p text:style-name="P111">Matches a sequence of zero or more instances of matches for the preceding regular expression.</text:p>
          </table:table-cell>
        </table:table-row>
        <table:table-row>
          <table:table-cell table:style-name="Table1.A2" office:value-type="string">
            <text:p text:style-name="P111">\{i,j\}</text:p>
          </table:table-cell>
          <table:table-cell table:style-name="Table1.B2" office:value-type="string">
            <text:p text:style-name="P111">Matches between i and j, inclusive, sequences.</text:p>
          </table:table-cell>
        </table:table-row>
        <table:table-row>
          <table:table-cell table:style-name="Table1.A2" office:value-type="string">
            <text:p text:style-name="P111">.</text:p>
          </table:table-cell>
          <table:table-cell table:style-name="Table1.B2" office:value-type="string">
            <text:p text:style-name="P111">Matches any character, including a newline.</text:p>
          </table:table-cell>
        </table:table-row>
        <table:table-row>
          <table:table-cell table:style-name="Table1.A2" office:value-type="string">
            <text:p text:style-name="P112">^</text:p>
          </table:table-cell>
          <table:table-cell table:style-name="Table1.B2" office:value-type="string">
            <text:p text:style-name="P111">Matches the null string at beginning of the pattern space.</text:p>
          </table:table-cell>
        </table:table-row>
        <table:table-row>
          <table:table-cell table:style-name="Table1.A2" office:value-type="string">
            <text:p text:style-name="P113">$</text:p>
          </table:table-cell>
          <table:table-cell table:style-name="Table1.B2" office:value-type="string">
            <text:p text:style-name="P113">It refers to end of pattern space.</text:p>
          </table:table-cell>
        </table:table-row>
        <table:table-row>
          <table:table-cell table:style-name="Table1.A2" office:value-type="string">
            <text:p text:style-name="P115">regexp1\|regexp2</text:p>
          </table:table-cell>
          <table:table-cell table:style-name="Table1.B2" office:value-type="string">
            <text:p text:style-name="P113">Matches either regexp1 or regexp2. <text:span text:style-name="T50">Left to right.</text:span></text:p>
          </table:table-cell>
        </table:table-row>
      </table:table>
      <text:p text:style-name="P78"/>
      <text:p text:style-name="P53"/>
      <text:p text:style-name="P53"/>
      <text:p text:style-name="P75"># sed 's/^.\|.$//g' hello</text:p>
      <text:p text:style-name="P79"/>
      <text:p text:style-name="P79">Matches either <text:span text:style-name="T2">^. </text:span>(first) or <text:span text:style-name="T2">.$ </text:span>(last) can be written as <text:s/><text:span text:style-name="T2">^.\|.$</text:span></text:p>
      <text:p text:style-name="P80">s/<text:span text:style-name="T10">^.\|.$</text:span><text:span text:style-name="T50">/</text:span>(null)/(globally)</text:p>
      <text:p text:style-name="P80"/>
      <text:p text:style-name="P81">This command will remove first and last character of each line of hello file.</text:p>
      <text:p text:style-name="P81"/>
      <text:p text:style-name="P51"/>
      <text:p text:style-name="P52"># <text:span text:style-name="T43">The man who want to know the next command should be, I prefer them to get these stuffs on PhD course on Linux shits.</text:span></text:p>
      <text:p text:style-name="P52"/>
      <text:p text:style-name="P52"/>
      <text:p text:style-name="P52"/>
      <text:p text:style-name="P101"/>
      <text:p text:style-name="P101"/>
      <text:p text:style-name="P101">man grep</text:p>
      <text:p text:style-name="P68"><text:s/></text:p>
      <text:p text:style-name="P52"><text:soft-page-break/></text:p>
      <text:p text:style-name="P52"><text:span text:style-name="T2">grep</text:span>, which stands for "global regular expression print," processes text line by line and prints any lines which match a specified pattern.</text:p>
      <text:p text:style-name="P52"/>
      <text:p text:style-name="P54"># grep options pattern filename</text:p>
      <text:p text:style-name="P54"/>
      <text:p text:style-name="P55"># less linux | grep ‘unix’</text:p>
      <text:p text:style-name="P55">or grep ‘unix’ linux</text:p>
      <text:p text:style-name="P55"/>
      <text:p text:style-name="P55">This command will print all ‘unix’ word in color of the linux file.</text:p>
      <text:p text:style-name="P55"/>
      <text:p text:style-name="P55"/>
      <text:p text:style-name="P55"/>
      <text:p text:style-name="P56"># <text:span text:style-name="T44">grep -n ‘unix’ linux</text:span></text:p>
      <text:p text:style-name="P56"><text:span text:style-name="T2">-</text:span><text:span text:style-name="T6">n</text:span><text:span text:style-name="T44"> will show the line number where the pattern will be matched.</text:span></text:p>
      <text:p text:style-name="P56"/>
      <text:p text:style-name="P56"/>
      <text:p text:style-name="P57"># grep -ni ‘unix’ linux or </text:p>
      <text:p text:style-name="P57">grep --color -ni ‘unix’ *.txt</text:p>
      <text:p text:style-name="P57"><text:span text:style-name="T2">-i</text:span> will show all stuffs in case-insensitive.</text:p>
      <text:p text:style-name="P57"><text:span text:style-name="T2">*.</text:span><text:span text:style-name="T7">txt</text:span><text:span text:style-name="T45"> will find the pattern all the txt file exists in current directory.</text:span></text:p>
      <text:p text:style-name="P57"/>
      <text:p text:style-name="P57"/>
      <text:p text:style-name="P57"/>
      <text:p text:style-name="P57"># grep -<text:span text:style-name="T45">nir ‘unix’ <text:s/>or grep -nir ‘unix’ Documents</text:span></text:p>
      <text:p text:style-name="P57"><text:span text:style-name="T2">-</text:span><text:span text:style-name="T7">r</text:span><text:span text:style-name="T45"> will recursively find all the pattern in the current directory.</text:span></text:p>
      <text:p text:style-name="P57"/>
      <text:p text:style-name="P57"/>
      <text:p text:style-name="P69"># <text:span text:style-name="T46">grep -nr -e ‘eesha’ -e ‘esha’ -e ‘EeSha’ Documents</text:span></text:p>
      <text:p text:style-name="P70">or </text:p>
      <text:p text:style-name="P70">cat &gt; pattern</text:p>
      <text:p text:style-name="P70">eesha</text:p>
      <text:p text:style-name="P70">esha</text:p>
      <text:p text:style-name="P70">EeSha</text:p>
      <text:p text:style-name="P70">Then, </text:p>
      <text:p text:style-name="P70">grep -nr -f pattern Documents</text:p>
      <text:p text:style-name="P70"/>
      <text:p text:style-name="P70"/>
      <text:p text:style-name="P70"># <text:span text:style-name="T47">grep -inrc ‘unix’</text:span></text:p>
      <text:p text:style-name="P71">Count the pattern with line number and file name, recursively.</text:p>
      <text:p text:style-name="P71">Prints like:</text:p>
      <text:p text:style-name="P71">statistics:0</text:p>
      <text:p text:style-name="P71"><text:soft-page-break/>vim:0</text:p>
      <text:p text:style-name="P71">hello:0</text:p>
      <text:p text:style-name="P71">output:0</text:p>
      <text:p text:style-name="P71">myscript.sed:1</text:p>
      <text:p text:style-name="P71"/>
      <text:p text:style-name="P71"/>
      <text:p text:style-name="P71"/>
      <text:p text:style-name="P71"/>
      <text:p text:style-name="P102">Some options:</text:p>
      <text:p text:style-name="P102"/>
      <text:p text:style-name="P72"><text:span text:style-name="T2">-c</text:span> : This prints only a count of the lines that match a pattern</text:p>
      <text:p text:style-name="P72"><text:span text:style-name="T2">-h</text:span> : Display the matched lines, but do not display the filenames.</text:p>
      <text:p text:style-name="P72"><text:span text:style-name="T2">-i</text:span> : Ignores, case for matching</text:p>
      <text:p text:style-name="P72"><text:span text:style-name="T2">-l</text:span> : Displays list of a filenames only.</text:p>
      <text:p text:style-name="P72"><text:span text:style-name="T2">-n</text:span> : Display the matched lines and their line numbers.</text:p>
      <text:p text:style-name="P72"><text:span text:style-name="T2">-v </text:span>: This prints out all the lines that do not matches the pattern</text:p>
      <text:p text:style-name="P72"><text:span text:style-name="T2">-f</text:span> file : Takes patterns from file, one per line.</text:p>
      <text:p text:style-name="P72"><text:span text:style-name="T2">-w</text:span> : Match whole word.</text:p>
      <text:p text:style-name="P72"><text:span text:style-name="T2">-</text:span><text:span text:style-name="T8">r</text:span><text:span text:style-name="T48"> : recursively print all stuffs.</text:span></text:p>
      <text:p text:style-name="P72"/>
      <text:p text:style-name="P72"/>
      <text:p text:style-name="P73"/>
      <text:p text:style-name="P73"/>
      <text:p text:style-name="P73"/>
      <text:p text:style-name="P73"/>
      <text:p text:style-name="P104">man awk</text:p>
      <text:p text:style-name="P103"/>
      <text:p text:style-name="P74">awk stands for "Aho, Weinberger, and Kernighan”.</text:p>
      <text:p text:style-name="P74"><text:span text:style-name="T9">awk</text:span> is an interpreted programming language which focuses on processing text.</text:p>
      <text:p text:style-name="P74"/>
      <text:p text:style-name="P85"># awk [ -F fs ] [ -v var=value ] [ 'prog' | -f progfile ] [ file ... ]</text:p>
      <text:p text:style-name="P8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5">-F fs</text:p>
          </table:table-cell>
          <table:table-cell table:style-name="Table2.B1" office:value-type="string">
            <text:p text:style-name="P110">Sets the input field separator to the regular expression fs.</text:p>
          </table:table-cell>
        </table:table-row>
        <table:table-row>
          <table:table-cell table:style-name="Table2.A2" office:value-type="string">
            <text:p text:style-name="P85">-v var=value</text:p>
          </table:table-cell>
          <table:table-cell table:style-name="Table2.B2" office:value-type="string">
            <text:p text:style-name="P110">Assigns the value value to the variable var before executing the awk program.</text:p>
          </table:table-cell>
        </table:table-row>
        <table:table-row>
          <table:table-cell table:style-name="Table2.A2" office:value-type="string">
            <text:p text:style-name="P85">'prog'</text:p>
          </table:table-cell>
          <table:table-cell table:style-name="Table2.B2" office:value-type="string">
            <text:p text:style-name="P114">An awk program itself.</text:p>
          </table:table-cell>
        </table:table-row>
        <table:table-row>
          <table:table-cell table:style-name="Table2.A2" office:value-type="string">
            <text:p text:style-name="P85">-f progfile</text:p>
          </table:table-cell>
          <table:table-cell table:style-name="Table2.B2" office:value-type="string">
            <text:p text:style-name="P114">Awk program file.</text:p>
          </table:table-cell>
        </table:table-row>
        <table:table-row>
          <table:table-cell table:style-name="Table2.A2" office:value-type="string">
            <text:p text:style-name="P85">File….</text:p>
          </table:table-cell>
          <table:table-cell table:style-name="Table2.B2" office:value-type="string">
            <text:p text:style-name="P114">A file.</text:p>
          </table:table-cell>
        </table:table-row>
      </table:table>
      <text:p text:style-name="P85"/>
      <text:p text:style-name="P85"><text:soft-page-break/></text:p>
      <text:p text:style-name="P86"># awk ‘length($0) &gt;72’ hellofile</text:p>
      <text:p text:style-name="P86">Print only lines that are longer than 72 characters.</text:p>
      <text:p text:style-name="P86"/>
      <text:p text:style-name="P88"><text:span text:style-name="T2">length()</text:span> is a function.</text:p>
      <text:p text:style-name="P88">An empty expression-list stands for <text:span text:style-name="T2">$0</text:span>.</text:p>
      <text:p text:style-name="P87">‘length($0) &gt;72’ <text:span text:style-name="T53">is a ‘awk program’.</text:span></text:p>
      <text:p text:style-name="P87"/>
      <text:p text:style-name="P87"/>
      <text:p text:style-name="P89"># awk ‘{print $2, $1}’ hellofile</text:p>
      <text:p text:style-name="P90">This command will swap first word of a line.</text:p>
      <text:p text:style-name="P90"/>
      <text:p text:style-name="P90"># awk -f prog.awk filename</text:p>
      <text:p text:style-name="P90">where prog.awk is </text:p>
      <text:p text:style-name="P90"><text:tab/>{ s += $1 }</text:p>
      <text:p text:style-name="P90"><text:tab/>END { print "sum is", s, " average is", s/NR }</text:p>
      <text:p text:style-name="P90"/>
      <text:p text:style-name="P90">This program will add up first column of its input file, and print the sum and average of the values.</text:p>
      <text:p text:style-name="P90"/>
      <text:p text:style-name="P91">Or </text:p>
      <text:p text:style-name="P91"/>
      <text:p text:style-name="P91">BEGIN {</text:p>
      <text:p text:style-name="P91">for (i = 1; i &lt; ARGC; i++) printf "%s ", ARGV[i]</text:p>
      <text:p text:style-name="P91">printf "\n"</text:p>
      <text:p text:style-name="P91">exit }</text:p>
      <text:p text:style-name="P91"/>
      <text:p text:style-name="P91">This awk program simulates the echo command.</text:p>
      <text:p text:style-name="P91"/>
      <text:p text:style-name="P91"/>
      <text:p text:style-name="P91"/>
      <text:p text:style-name="P91"/>
      <text:p text:style-name="P107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5:23:03.031646690</meta:creation-date>
    <meta:generator>LibreOffice/6.0.7.3$Linux_X86_64 LibreOffice_project/00m0$Build-3</meta:generator>
    <dc:date>2019-04-04T05:53:22.067524964</dc:date>
    <meta:editing-duration>PT9H6M11S</meta:editing-duration>
    <meta:editing-cycles>103</meta:editing-cycles>
    <meta:document-statistic meta:table-count="2" meta:image-count="0" meta:object-count="0" meta:page-count="12" meta:paragraph-count="294" meta:word-count="1672" meta:character-count="8956" meta:non-whitespace-character-count="7481"/>
  </office:meta>
</office:document-meta>
</file>